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0.625in" fo:break-before="auto" style:use-optimal-row-height="true"/>
    </style:style>
    <style:style style:name="ro4" style:family="table-row">
      <style:table-row-properties style:row-height="1.4583333333333333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0.8333333333333334in" fo:break-before="auto" style:use-optimal-row-height="true"/>
    </style:style>
    <style:style style:name="ro7" style:family="table-row">
      <style:table-row-properties style:row-height="1.0416666666666667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3">
            <text:p>1905-06-05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6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7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3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4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7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7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7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6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3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4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3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6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7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7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7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7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3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4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6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3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3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7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7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3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7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6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6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7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4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4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7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6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7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4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6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4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4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4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3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7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6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3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6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6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7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3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6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4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3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6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7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4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3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4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4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3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3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4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3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6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7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3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3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7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6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3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4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3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6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6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3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3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3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4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7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6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6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3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3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6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　－女公安官ケイト－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3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6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6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3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6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4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6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4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3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7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3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
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3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6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3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3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3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6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3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3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7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6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3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4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6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3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7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7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7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3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7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3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7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6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7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7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3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3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7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3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3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3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3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3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3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3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7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6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7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7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7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4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7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4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7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6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7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7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3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7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6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6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6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6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3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6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6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3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6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6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3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3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6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6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7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3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6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6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7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3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6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3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6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7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6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6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7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3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3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6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3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3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6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6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7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6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6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6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3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3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6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6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6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6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6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3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3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6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3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6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3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7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6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3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3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6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6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7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3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3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7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7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7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3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3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6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6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3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3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3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6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3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6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7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3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3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3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7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3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3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3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7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3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3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6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3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6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3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4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7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3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3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6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6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3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7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7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6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7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6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6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3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4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3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7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6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6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3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6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3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6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7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4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3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3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6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3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6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3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6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6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7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6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3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6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7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3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7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3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6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3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3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7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4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3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3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3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6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3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6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6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4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3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3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3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3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3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3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7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4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3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3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3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7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3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3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4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6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3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7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7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7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6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3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6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3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3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7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4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6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3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3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7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6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3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6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6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3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6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6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3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7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7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6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7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3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7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6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6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6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7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4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6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3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3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6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3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7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4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6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3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7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6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7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3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7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6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4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3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3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3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6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7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3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3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3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6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6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7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7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7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7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6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3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6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3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6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7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4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3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4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3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6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4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6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3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6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6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4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7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7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7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4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3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3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7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7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3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7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3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7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4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7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3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3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7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3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7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3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3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7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6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3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6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6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3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3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3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6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7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4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4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7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3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6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3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4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7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7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6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3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7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7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7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3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7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7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3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3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6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3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6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3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6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6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3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7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7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6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6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6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3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3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7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4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3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4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6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4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7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7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7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3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7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7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6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7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6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6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3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3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4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7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6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3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3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3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7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7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7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7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6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3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6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4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7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7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7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6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7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7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3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3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3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7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7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3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7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4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3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3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3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3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3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7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7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4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7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7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4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3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4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4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4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4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6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3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4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7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4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6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3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7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6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3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7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4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6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4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4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3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4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7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3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3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7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7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3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6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7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4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6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4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6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6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4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4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3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6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6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4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7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6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6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3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3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7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6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4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6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7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6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3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4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6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4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7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7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3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7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7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7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7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7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7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7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5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5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5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5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5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5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7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5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5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3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4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4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5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4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